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3">
      <style:text-properties fo:font-weight="normal" style:font-weight-asian="normal" style:font-weight-complex="normal"/>
    </style:style>
    <style:style style:name="P6" style:family="paragraph" style:parent-style-name="Text_20_body" style:list-style-name="L4">
      <style:text-properties fo:font-weight="normal" style:font-weight-asian="normal" style:font-weight-complex="normal"/>
    </style:style>
    <style:style style:name="P7" style:family="paragraph" style:parent-style-name="Text_20_body" style:list-style-name="L5">
      <style:text-properties fo:font-weight="normal" style:font-weight-asian="normal" style:font-weight-complex="normal"/>
    </style:style>
    <style:style style:name="P8" style:family="paragraph" style:parent-style-name="Text_20_body" style:list-style-name="L6">
      <style:text-properties fo:font-weight="normal" style:font-weight-asian="normal" style:font-weight-complex="normal"/>
    </style:style>
    <style:style style:name="P9" style:family="paragraph" style:parent-style-name="Text_20_body">
      <style:text-properties style:text-line-through-style="solid"/>
    </style:style>
    <style:style style:name="T1" style:family="text">
      <style:text-properties style:text-line-through-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stausraportti</text:p>
      <text:p text:style-name="Text_20_body">Ohjelmaa on ajettu uudelleen ja uudelleen testaustarkoituksessa, ohjelman kehityksen ohessa. Pelaajan interaktio pelin kanssa on loppujen lopuksi hyvin yksinkertaista, eikä pelaaja juuri pääse pelin sisäisiin mekaniikkoihin vaikuttamaan muutoin kuin tiedostoja roplaamalla. Tällaisella toiminnalla pelin voi toisaalta helpostikin saada rikki, mutta muuten se vaikuttaisi hyvinkin vakaatoimiselta!</text:p>
      <text:p text:style-name="P9"><text:span text:style-name="T1">Päivitys: nyt toimii sekä .jar että kaikki muukin. Vähän myöhässä tosin. </text:span>Ensin kuitenkin tärkeä huomio: jotta pelistä luotu ajettava .jar-tiedosto toimisi, piti kaikkia tiedostojen avaamiseen ja kirjoittamiseen käytettyjä polkuja muuttaa. Tämä taas rikkoi noin 50% testeistä (vaikka eihän niitä kovin paljoa ole). Tämän vuoksi loin ensin .jar-tiedoston ja muutin sitten polut takaisin alkuperäisiksi. Nyt siis uutta .jar-tiedostoa ei kannata luoda Clean &amp; Build -toiminnolla (tai kannattaa kai jos tietää mitä tekee, minä en tiedä).</text:p>
      <text:p text:style-name="Text_20_body">Tähän mennessä löydettyjä ja korjattuja ongelmia ovat seuraavat:</text:p>
      <text:p text:style-name="P1">Päävalikon ja ylävalikon toiminta:</text:p>
      <text:list xml:id="list42198246" text:style-name="L1">
        <text:list-item>
          <text:p text:style-name="P3">Pelin lataaminen toimii jos tallennukseen liittyviä tiedostoja ei ole sorkittu. Mikäli joitain tärkeitä tiedostoja ei onnistuta avaamaan, antaa peli virheilmoituksen ja pelitilanne pysyy ennallaan. Tätä tuli testattua ihan varta vasten rikkomalla kaikkia tärkeitä tiedostoja.</text:p>
        </text:list-item>
        <text:list-item>
          <text:p text:style-name="P3">Pelin tallentaminen toimii kaikenlaisilla nimillä. Jos tallennuksen nimessä käyttää epäkelpoja merkkejä, muutetaan ne automaattisesti alaviivoiksi. Aiemmin jos nimessä käytti merkkejä, joita ei saa käyttää Windowsin kansioiden nimissä, tallentaminen ei tehnyt mitään.</text:p>
        </text:list-item>
        <text:list-item>
          <text:p text:style-name="P3">Jos peliä tallentaessa ei anneta nimeä tallennukselle, tai jos peliä ei ole vielä edes aloitettu, annetaan virheilmoitus ja mitään ei tapahdu.</text:p>
        </text:list-item>
      </text:list>
      <text:p text:style-name="P2"/>
      <text:p text:style-name="P1">Pelaajahahmon luominen:</text:p>
      <text:list xml:id="list42204024" text:style-name="L2">
        <text:list-item>
          <text:p text:style-name="P4">Pelaajan nimi voi olla mitä merkkejä tahansa, ja kuinka pitkä tahansa. Pelin toiminta ei tästä häiriinny. Tunnettu bugi: liian pitkällä nimellä pelaaja ei kuollessaan välttämättä näe keräämiään lopullisia pisteitä, koska ne häviävät ruudun ulkopuolelle. Tämä ei missään vaiheessa ole ollut varsinainen ongelma, mutta tulipahan mieleen mainita. <text:s text:c="2"/><text:tab/></text:p>
        </text:list-item>
        <text:list-item>
          <text:p text:style-name="P4">Mikäli nimeä ei anneta, arvotaan pelaajalle automaattisesti nimi. Samoin käy, jos pelaaja antaa nimekseen pelkkää ”white spacea”. Ylimääräinen tyhjä myös trimmataan nimen alusta ja lopusta. Tyhjän nimen antamisesta ei alunperinkään ollut varsinaista haittaa, mutta nytpä pelaaja saa hauskan arvotun nimen.</text:p>
        </text:list-item>
      </text:list>
      <text:p text:style-name="P2"/>
      <text:p text:style-name="P1">Pelaajan kotipesän toiminnot:</text:p>
      <text:list xml:id="list42195378" text:style-name="L3">
        <text:list-item>
          <text:p text:style-name="P5">Kauppa toimii kuten pitääkin, mihin pelaaja ei juuri voi vaikuttaa. Pelaaja ei voi ostaa tavaroita joihin hänellä ei ole varaa, joten varat eivät pelaajalla voi koskaan mennä miinuksen puolelle. Testattu ostamalla kalliita tavaroita, ja kaikkia tavaroita varojen ollessa 0.</text:p>
        </text:list-item>
        <text:list-item>
          <text:p text:style-name="P5">Jos mitään tavaraa ei ole kaupasta valittuna kun Osta-nappia painetaan, peli päätti aiemmin kaatua varoittamatta. Nyt annetaan virheilmoitus ja mitään ikävää ei tapahdu.</text:p>
        </text:list-item>
        <text:list-item>
          <text:p text:style-name="P5">Tunnettu bugi: jos kauppaan myy tavaraa niin paljon, että kaikki eivät mahdu näkyville annettuun tilaan, ne menevät ”piiloon” eikä niitä voi ostaa ennen kuin tarpeeksi monta ylempänä olevaa tavaraa on ostettu.</text:p>
        </text:list-item>
        <text:list-item>
          <text:p text:style-name="P5"><text:soft-page-break/>Luolastot joihin pelaaja voi syöksyä luetaan suoraan kartat-kansiosta. Jos yritetään lukea virheellistä karttatiedosto, peli antaa virheilmoituksen eikä siirry kartalle.</text:p>
        </text:list-item>
      </text:list>
      <text:p text:style-name="P2"/>
      <text:p text:style-name="P1">Pelaajan inventaarion käyttö:</text:p>
      <text:list xml:id="list42190885" text:style-name="L4">
        <text:list-item>
          <text:p text:style-name="P6">Kaikkia tavaroita voi käyttää missä tahansa. Jos käyttää kartalla käytettäväksi tarkoitettua tavaraa kotona, se ei tee mitään. Jos tavara oli kertakäyttöinen, se menee tällöin hukkaan. Testattu käyttämällä tavaroita siellä sun täällä. Jopa ”kotiportaali” toimii kotonakin!</text:p>
        </text:list-item>
        <text:list-item>
          <text:p text:style-name="P6">Mikäli pelaaja painaa ”käytä esine” tai ”myy esine” -nappeja kun mitään esinettä ei ole valittuna, peli antaa virheilmoituksen ja mitään ei tapahdu. Aiemmin kävi samoin kuin kaupankin kanssa.</text:p>
        </text:list-item>
        <text:list-item>
          <text:p text:style-name="P6">Tunnettu bugi: sama kuin kaupassa. Liiallinen tavaroiden kerääminen johtaa osan ”hukkumiseen” listan alareunan alle.</text:p>
        </text:list-item>
        <text:list-item>
          <text:p text:style-name="P6">Tunnettu bugi: mikäli tavaroiden tiedostoja on käyty muuttelemassa epäkelvoiksi, peli joko kaatuu tai sitten yksinkertaisesti mitään ei tapahdu.</text:p>
        </text:list-item>
      </text:list>
      <text:p text:style-name="P1"/>
      <text:p text:style-name="P1">Kartalla liikkuminen ja tavaroiden poiminta:</text:p>
      <text:list xml:id="list42194070" text:style-name="L5">
        <text:list-item>
          <text:p text:style-name="P7">Pelaajan liikkuessa ulos kartan reunalta, missä tahansa ilmansuunnassa, hän palautuu kotiin. Testattu juoksemalla yli laidan lukuisia kertoja. Aiemmin ulos kartalta juokseminen aiheutti virheilmoituksen, ja kyseinen bugi tavallaan innoitti koko kotiinpalaamis-ominaisuuden.</text:p>
        </text:list-item>
        <text:list-item>
          <text:p text:style-name="P7">Tavaroiden poimiminen tyhjästä ruudusta tuottaa yksinkertaisesti ilmoituksen virheellisestä toiminnasta. Mitään ei tapahdu, mikään ei hajoa. Testattu monessa eri tyhjässä ruudussa.</text:p>
        </text:list-item>
      </text:list>
      <text:p text:style-name="P1">Monsterien reitinhaku:</text:p>
      <text:list xml:id="list42176096" text:style-name="L6">
        <text:list-item>
          <text:p text:style-name="P8">Monsterit seuraavat aina pelaajaa, lyhintä reittiä. Jos reittejä on kaksi, niistä valikoituu satunnainen. Jos reittiä pelaajan luokse ei ole tai reitinhaku jostain syystä epäonnistuu, arvotaan monsterille satunnainen suunta johon se yrittää liikkua. Testattu luomalla karttoja, joissa monsterit eivät voi päästä pelaajan luokse, tai voivat valita monesta eri reittivaihtoehdo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2-12-05T02:38:30.46</meta:creation-date>
    <dc:date>2012-12-07T22:07:17.40</dc:date>
    <dc:creator>Mikko Merioksa</dc:creator>
    <meta:editing-duration>PT06H14M13S</meta:editing-duration>
    <meta:editing-cycles>6</meta:editing-cycles>
    <meta:generator>OpenOffice.org/3.1$Win32 OpenOffice.org_project/310m11$Build-9399$CWS-l10nrel31</meta:generator>
    <meta:document-statistic meta:table-count="0" meta:image-count="0" meta:object-count="0" meta:page-count="2" meta:paragraph-count="26" meta:word-count="639" meta:character-count="4915"/>
  </office:meta>
</office:document-meta>
</file>